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7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9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14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09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5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1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3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57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5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6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7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87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91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92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9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96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00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11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18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1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22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24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2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28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31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3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3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5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6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69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8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83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89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9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97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00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1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1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3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3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36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66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67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68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69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77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78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85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88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92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9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9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02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06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12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16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18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19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28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29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30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33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34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3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3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38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39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41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44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53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55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61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64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67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68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69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70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71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70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71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14:09:44.519221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01-03T12:47:13.006341986</dc:date>
    <meta:editing-duration>P90DT2H54M44S</meta:editing-duration>
    <meta:editing-cycles>1752</meta:editing-cycles>
    <meta:generator>LibreOffice/6.4.6.2$Linux_X86_64 LibreOffice_project/40$Build-2</meta:generator>
    <meta:document-statistic meta:table-count="3" meta:cell-count="5471" meta:object-count="0"/>
  </office:meta>
</office:document-meta>
</file>